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40418" officeooo:paragraph-rsid="000f200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10656e" officeooo:paragraph-rsid="000f200c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10656e" officeooo:paragraph-rsid="000f592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70e76" officeooo:paragraph-rsid="000f200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9b8d1" officeooo:paragraph-rsid="000f200c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b3fbe" officeooo:paragraph-rsid="000f200c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75203" officeooo:paragraph-rsid="000f200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normal" officeooo:rsid="000d278b" officeooo:paragraph-rsid="000f592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bold" officeooo:rsid="00086669" officeooo:paragraph-rsid="000f200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333333" style:font-name="Arial" fo:font-size="12pt" fo:letter-spacing="normal" fo:font-style="normal" fo:font-weight="bold" officeooo:rsid="00070e76" officeooo:paragraph-rsid="000f200c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02cabc" officeooo:paragraph-rsid="000f200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paragraph-rsid="000f200c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040418" officeooo:paragraph-rsid="000f200c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b868c" officeooo:paragraph-rsid="000f200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040418" officeooo:paragraph-rsid="000f200c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0f200c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333333" style:font-name="Arial" fo:font-size="12pt" fo:letter-spacing="normal" fo:font-style="normal" fo:font-weight="normal" officeooo:rsid="00075203" officeooo:paragraph-rsid="000f8ee9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40418" officeooo:paragraph-rsid="000f200c" style:font-size-asian="12pt" style:font-size-complex="12pt"/>
    </style:style>
    <style:style style:name="T1" style:family="text">
      <style:text-properties officeooo:rsid="000f200c"/>
    </style:style>
    <style:style style:name="T2" style:family="text">
      <style:text-properties fo:font-weight="bold" officeooo:rsid="000f200c" style:font-weight-asian="bold" style:font-weight-complex="bold"/>
    </style:style>
    <style:style style:name="T3" style:family="text">
      <style:text-properties fo:font-variant="normal" fo:text-transform="none" fo:color="#333333" fo:letter-spacing="normal" fo:font-style="normal" fo:font-weight="bold" officeooo:rsid="00070e76" style:font-weight-asian="bold" style:font-weight-complex="bold"/>
    </style:style>
    <style:style style:name="T4" style:family="text">
      <style:text-properties fo:font-variant="normal" fo:text-transform="none" fo:color="#333333" fo:letter-spacing="normal" fo:font-style="normal" fo:font-weight="bold" officeooo:rsid="000f592a" style:font-weight-asian="bold" style:font-weight-complex="bold"/>
    </style:style>
    <style:style style:name="T5" style:family="text">
      <style:text-properties fo:font-variant="normal" fo:text-transform="none" fo:color="#333333" fo:letter-spacing="normal" fo:font-style="normal" fo:font-weight="normal" officeooo:rsid="00075203"/>
    </style:style>
    <style:style style:name="T6" style:family="text">
      <style:text-properties fo:font-variant="normal" fo:text-transform="none" fo:color="#333333" fo:letter-spacing="normal" fo:font-style="normal" fo:font-weight="normal" officeooo:rsid="000f592a"/>
    </style:style>
    <style:style style:name="T7" style:family="text">
      <style:text-properties style:font-name="Arial" fo:font-size="12pt" fo:font-weight="bold" officeooo:rsid="0002cabc" style:font-size-asian="12pt" style:font-weight-asian="bold" style:font-size-complex="12pt" style:font-weight-complex="bold"/>
    </style:style>
    <style:style style:name="T8" style:family="text">
      <style:text-properties officeooo:rsid="000f592a"/>
    </style:style>
    <style:style style:name="T9" style:family="text">
      <style:text-properties officeooo:rsid="000f8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7">Análisis de requerimiento <text:s/></text:span></text:p>
      <text:p text:style-name="P11">Fecha: <text:span text:style-name="T2">21 de abril de 2013</text:span></text:p>
      <text:p text:style-name="P18"/>
      <text:p text:style-name="P18"/>
      <text:p text:style-name="P13">1.Objetivo</text:p>
      <text:p text:style-name="P14"><text:span text:style-name="T1">Tener un software, que monitoree un invernadero en Marte.</text:span></text:p>
      <text:p text:style-name="P14"><text:span text:style-name="T1"/></text:p>
      <text:p text:style-name="P14"><text:span text:style-name="T1">El software recibirá señales eléctricas a través de sensores, las cuales serán graficadas y almacenadas en bases de datos para luego ser enviadas a la Tierra.</text:span></text:p>
      <text:p text:style-name="P14"><text:span text:style-name="T1"/></text:p>
      <text:p text:style-name="P14"><text:span text:style-name="T1">Las gráficas serán monitoreadas localmente (en el espacio), </text:span><text:span text:style-name="T8">con lo cual </text:span><text:span text:style-name="T1">se podrá prevenir algún accidente en las plantas (falta de luz, exceso de oxigeno, entre otras </text:span><text:span text:style-name="T9">variables</text:span><text:span text:style-name="T1">) que en algún futuro pueda suceder.</text:span></text:p>
      <text:p text:style-name="P14"><text:span text:style-name="T1"/></text:p>
      <text:p text:style-name="P14"><text:span text:style-name="T1">Con los datos obtenidos, </text:span><text:span text:style-name="T8">el software </text:span><text:span text:style-name="T9">hará</text:span><text:span text:style-name="T8"> predicciones del estado </text:span><text:span text:style-name="T9">próximo</text:span><text:span text:style-name="T8"> del invernadero, y </text:span><text:span text:style-name="T9">estadísticamente</text:span><text:span text:style-name="T8"> nos </text:span><text:span text:style-name="T9">dirá</text:span><text:span text:style-name="T8"> que mes fue el mejor para su </text:span><text:span text:style-name="T9">producción.</text:span></text:p>
      <text:p text:style-name="P14"/>
      <text:p text:style-name="P8"/>
      <text:p text:style-name="P15"><text:span text:style-name="T3">2. </text:span><text:span text:style-name="T4">Descripción</text:span><text:span text:style-name="T3"> </text:span></text:p>
      <text:p text:style-name="P2"/>
      <text:p text:style-name="P3"><text:span text:style-name="T8">El astronauta </text:span><text:span text:style-name="T9">tendrá</text:span><text:span text:style-name="T8"> acceso a las </text:span><text:span text:style-name="T9">gráficas</text:span><text:span text:style-name="T8"> en tiempo real y </text:span><text:span text:style-name="T9">recibirá</text:span><text:span text:style-name="T8"> una señal de alerta en caso de accidentes.</text:span></text:p>
      <text:p text:style-name="P3"><text:span text:style-name="T8"/></text:p>
      <text:p text:style-name="P3"><text:span text:style-name="T8">Los </text:span><text:span text:style-name="T9">científicos</text:span><text:span text:style-name="T8"> </text:span><text:span text:style-name="T9">además</text:span><text:span text:style-name="T8"> de tener la posibilidad de acceder al servidor con el objetivo de observar el estado y los logs generados durante el periodo de funcionamiento del invernadero, </text:span><text:span text:style-name="T9">tendrán</text:span><text:span text:style-name="T8"> el derecho de observar las bases de datos para fines </text:span><text:span text:style-name="T9">estadísticos</text:span><text:span text:style-name="T8"> y </text:span><text:span text:style-name="T9">probabilísticos.</text:span></text:p>
      <text:p text:style-name="P3"><text:span text:style-name="T8"/></text:p>
      <text:p text:style-name="P3"><text:span text:style-name="T8"/></text:p>
      <text:p text:style-name="P10">3. Actores</text:p>
      <text:p text:style-name="P5"><text:span text:style-name="T8">Científico</text:span>: <text:span text:style-name="T8">Vera reportes en tiempo real, y además reportes de cualquier fecha.</text:span></text:p>
      <text:p text:style-name="P5"><text:span text:style-name="T8">Astronauta</text:span>: Puede ver los reportes <text:span text:style-name="T8">en tiempo real del invernadero.</text:span></text:p>
      <text:p text:style-name="P4"/>
      <text:p text:style-name="P6"><text:s text:c="6"/></text:p>
      <text:p text:style-name="P10"><text:span text:style-name="T9">4</text:span>. Tecnología</text:p>
      <text:p text:style-name="P12"><text:span text:style-name="T5"><text:tab/></text:span><text:span text:style-name="T6">Python 2.7.3</text:span></text:p>
      <text:p text:style-name="P12"><text:span text:style-name="T5"><text:tab/>OS: Linux Lubuntu 12.04</text:span></text:p>
      <text:p text:style-name="P12"><text:span text:style-name="T5"><text:tab/> <text:s text:c="6"/></text:span><text:span text:style-name="T6">Fedora 18</text:span></text:p>
      <text:p text:style-name="P12"><text:span text:style-name="T6"><text:tab/> <text:s text:c="6"/>Arch Linux</text:span></text:p>
      <text:p text:style-name="P17"><text:span text:style-name="T9">matplotlib</text:span></text:p>
      <text:p text:style-name="P7"/>
      <text:p text:style-name="P9"/>
      <text:p text:style-name="P9"/>
      <text:p text:style-name="P9"/>
      <text:p text:style-name="P9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im </meta:initial-creator>
    <meta:creation-date>2013-04-21T13:12:46</meta:creation-date>
    <dc:date>2013-04-21T14:05:20</dc:date>
    <dc:creator>Ludim </dc:creator>
    <meta:editing-duration>PT7M16S</meta:editing-duration>
    <meta:editing-cycles>1</meta:editing-cycles>
    <meta:generator>LibreOffice/4.0.1.2$Linux_x86 LibreOffice_project/400m0$Build-2</meta:generator>
    <meta:document-statistic meta:table-count="0" meta:image-count="0" meta:object-count="0" meta:page-count="1" meta:paragraph-count="20" meta:word-count="206" meta:character-count="1306" meta:non-whitespace-character-count="1092"/>
  </office:meta>
</office:document-meta>
</file>